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026e2a" officeooo:paragraph-rsid="00026e2a"/>
    </style:style>
    <style:style style:name="P2" style:family="paragraph" style:parent-style-name="Title">
      <style:text-properties officeooo:rsid="00026e2a" officeooo:paragraph-rsid="00026e2a"/>
    </style:style>
    <style:style style:name="P3" style:family="paragraph" style:parent-style-name="Text_20_body">
      <style:text-properties officeooo:rsid="00043e97" officeooo:paragraph-rsid="00043e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blig 5 – Programmering 2</text:p>
      <text:p text:style-name="P1">Thomas Waaler</text:p>
      <text:p text:style-name="P3">NOTAT: Ta med funksjoner jeg hadde planlagt å legge til men ikke ble ferdig med. Deretter viktig å skrive om det jeg vet ikke fungerer/feiler og dersom det er sjekker jeg ikke har implementer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1T10:58:54.770000000</meta:creation-date>
    <dc:date>2022-04-12T19:08:13.759000000</dc:date>
    <meta:editing-duration>PT1M41S</meta:editing-duration>
    <meta:editing-cycles>2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3" meta:word-count="40" meta:character-count="231" meta:non-whitespace-character-count="193"/>
  </office:meta>
</office:document-meta>
</file>